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5093" officeooo:paragraph-rsid="00125093"/>
    </style:style>
    <style:style style:name="P2" style:family="paragraph" style:parent-style-name="Standard">
      <style:paragraph-properties fo:text-align="center" style:justify-single-word="false"/>
      <style:text-properties officeooo:rsid="00125093" officeooo:paragraph-rsid="00125093"/>
    </style:style>
    <style:style style:name="P3" style:family="paragraph" style:parent-style-name="Standard">
      <style:text-properties officeooo:rsid="00125093" officeooo:paragraph-rsid="001424a8"/>
    </style:style>
    <style:style style:name="P4" style:family="paragraph" style:parent-style-name="Standard">
      <style:text-properties fo:font-style="italic" officeooo:rsid="00125093" officeooo:paragraph-rsid="00125093" style:font-style-asian="italic" style:font-style-complex="italic"/>
    </style:style>
    <style:style style:name="P5" style:family="paragraph" style:parent-style-name="Standard">
      <style:text-properties officeooo:rsid="001424a8" officeooo:paragraph-rsid="001424a8"/>
    </style:style>
    <style:style style:name="P6" style:family="paragraph" style:parent-style-name="Standard">
      <style:text-properties officeooo:rsid="00170010" officeooo:paragraph-rsid="00170010"/>
    </style:style>
    <style:style style:name="P7" style:family="paragraph" style:parent-style-name="Heading_20_3">
      <style:paragraph-properties fo:break-before="page"/>
    </style:style>
    <style:style style:name="T1" style:family="text">
      <style:text-properties officeooo:rsid="00125093"/>
    </style:style>
    <style:style style:name="T2" style:family="text">
      <style:text-properties officeooo:rsid="001424a8"/>
    </style:style>
    <style:style style:name="T3" style:family="text">
      <style:text-properties officeooo:rsid="001515f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515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Implicit</text:span> Theorems</text:p>
      <text:p text:style-name="P2">by Sven Nilsen, 2020</text:p>
      <text:p text:style-name="P1"/>
      <text:p text:style-name="P4">In this paper I present three implicit transport theorems found in Path Semantical Logic.</text:p>
      <text:p text:style-name="P1"/>
      <text:p text:style-name="P5">Similar to Normal<text:span text:style-name="T5"><text:reference-ref text:reference-format="text" text:ref-name="implication theorem">[1]</text:reference-ref></text:span>, Abstract<text:span text:style-name="T5"><text:reference-ref text:reference-format="text" text:ref-name="abstract implication theorem">[2]</text:reference-ref></text:span> and Constrained<text:span text:style-name="T5"><text:reference-ref text:reference-format="text" text:ref-name="constrained implication theorem">[3]</text:reference-ref></text:span> Implication Theorems, there are three Implicit Theorems, which are proofs in Path Semantical Logic<text:span text:style-name="T5"><text:reference-ref text:reference-format="text" text:ref-name="path semantical logic">[4]</text:reference-ref></text:span>:</text:p>
      <text:p text:style-name="P1"/>
      <text:p text:style-name="P3"><text:tab/>(a, b, c) (A, B):<text:tab/><text:tab/><text:tab/><text:tab/>Normal Implicit Theorem</text:p>
      <text:p text:style-name="P1"><text:tab/>a(A), b(B), c=&gt;<text:span text:style-name="T2">(a=&gt;b)</text:span> <text:s/>=&gt; <text:s/>A<text:span text:style-name="T2">=&gt;</text:span>B</text:p>
      <text:p text:style-name="P1"><text:tab/></text:p>
      <text:p text:style-name="P3"><text:tab/>(a, b, c) (A, B):<text:tab/><text:tab/><text:tab/><text:tab/>Abstract Implicit Theorem</text:p>
      <text:p text:style-name="P1"><text:tab/>a(A)=b(B), c=&gt;(a<text:span text:style-name="T2">=&gt;</text:span>b) <text:s/>=&gt; <text:s/>A<text:span text:style-name="T2">=&gt;</text:span>B</text:p>
      <text:p text:style-name="P1"/>
      <text:p text:style-name="P1"><text:tab/>(a, b, c) (A, B):<text:tab/><text:tab/><text:tab/><text:tab/>Constrained Implicit Theorem</text:p>
      <text:p text:style-name="P1"><text:tab/>a(A)=&gt;b(B), c=&gt;(a=&gt;b) <text:s/>=&gt; <text:s/>A=&gt;B</text:p>
      <text:p text:style-name="P1"/>
      <text:p text:style-name="P5">Here, the tuple `(a, b, c)` has level 1 and the tuple `(A, B)` has level 0.</text:p>
      <text:p text:style-name="P5">The notation `a(A)` means `a=&gt;A` where `A` is at a lower level.</text:p>
      <text:p text:style-name="P5"/>
      <text:p text:style-name="P5"><text:span text:style-name="T3">There are many</text:span> more general version of these theorems, that <text:span text:style-name="T3">uses even more implicit conditions. I</text:span>nstead of `c`, one can use <text:span text:style-name="T3">e.g. `contr(c, d, e, f)` that is true only when `c, d, e, f` are all `true` or all `false`</text:span><text:span text:style-name="T6"><text:reference-ref text:reference-format="text" text:ref-name="contractible types">[5]</text:reference-ref></text:span><text:span text:style-name="T3">. Or, one can use e.g. `c=(d=&gt;(e=f))`. Or, one can use e.g. `c ∨ d`.</text:span></text:p>
      <text:p text:style-name="P5"/>
      <text:h text:style-name="P7" text:outline-level="3">References:</text:h>
      <text:p text:style-name="P5"/>
      <text:p text:style-name="P6"><text:reference-mark-start text:name="implication theorem"/>[1]<text:reference-mark-end text:name="implication theorem"/><text:tab/>“Implication Theorem”</text:p>
      <text:p text:style-name="P6"><text:tab/>Sven Nilsen, 2020</text:p>
      <text:p text:style-name="P6"><text:tab/><text:a xlink:type="simple" xlink:href="https://github.com/advancedresearch/path_semantics/blob/master/papers-wip/implication-theorem.pdf" text:style-name="Internet_20_link" text:visited-style-name="Visited_20_Internet_20_Link"><text:span text:style-name="T4">https://github.com/advancedresearch/path_semantics/blob/master/papers-wip/implication-theorem.pdf</text:span></text:a></text:p>
      <text:p text:style-name="P6"/>
      <text:p text:style-name="P6"><text:reference-mark-start text:name="abstract implication theorem"/>[2]<text:reference-mark-end text:name="abstract implication theorem"/><text:tab/>“Abstract Implication Theorem”</text:p>
      <text:p text:style-name="P6"><text:tab/>Sven Nilsen, 2020</text:p>
      <text:p text:style-name="P6"><text:tab/><text:a xlink:type="simple" xlink:href="https://github.com/advancedresearch/path_semantics/blob/master/papers-wip/abstract-implication-theorem.pdf" text:style-name="Internet_20_link" text:visited-style-name="Visited_20_Internet_20_Link"><text:span text:style-name="T4">https://github.com/advancedresearch/path_semantics/blob/master/papers-wip/abstract-implication-theorem.pdf</text:span></text:a></text:p>
      <text:p text:style-name="P6"/>
      <text:p text:style-name="P6"><text:reference-mark-start text:name="constrained implication theorem"/>[3]<text:reference-mark-end text:name="constrained implication theorem"/><text:tab/>“Constrained Implication Theorem”</text:p>
      <text:p text:style-name="P6"><text:tab/>Sven Nilsen, 2020</text:p>
      <text:p text:style-name="P6"><text:tab/><text:a xlink:type="simple" xlink:href="https://github.com/advancedresearch/path_semantics/blob/master/papers-wip/constrained-implication-theorem.pdf" text:style-name="Internet_20_link" text:visited-style-name="Visited_20_Internet_20_Link"><text:span text:style-name="T4">https://github.com/advancedresearch/path_semantics/blob/master/papers-wip/constrained-implication-theorem.pdf</text:span></text:a></text:p>
      <text:p text:style-name="P6"/>
      <text:p text:style-name="P6"><text:reference-mark-start text:name="path semantical logic"/>[4]<text:reference-mark-end text:name="path semantical logic"/><text:tab/>“Path Semantical Logic”</text:p>
      <text:p text:style-name="P6"><text:tab/>AdvancedResearch, reading sequence on Path Semantics</text:p>
      <text:p text:style-name="P6"><text:tab/><text:a xlink:type="simple" xlink:href="https://github.com/advancedresearch/path_semantics/blob/master/sequences.md#path-semantical-logic" text:style-name="Internet_20_link" text:visited-style-name="Visited_20_Internet_20_Link"><text:span text:style-name="T4">https://github.com/advancedresearch/path_semantics/blob/master/sequences.md#path-semantical-logic</text:span></text:a></text:p>
      <text:p text:style-name="P6"/>
      <text:p text:style-name="P6"><text:reference-mark-start text:name="contractible types"/>[5]<text:reference-mark-end text:name="contractible types"/><text:tab/>“Contractible Types”</text:p>
      <text:p text:style-name="P6"><text:tab/>Sven Nilsen, 2020</text:p>
      <text:p text:style-name="P6"><text:tab/><text:a xlink:type="simple" xlink:href="https://github.com/advancedresearch/path_semantics/blob/master/papers-wip/contractible-types.pdf" text:style-name="Internet_20_link" text:visited-style-name="Visited_20_Internet_20_Link"><text:span text:style-name="T4">https://github.com/advancedresearch/path_semantics/blob/master/papers-wip/contractible-types.pdf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07:50:22.570690000</meta:creation-date>
    <dc:date>2020-09-10T08:30:47.659903000</dc:date>
    <meta:editing-duration>PT8M14S</meta:editing-duration>
    <meta:editing-cycles>1</meta:editing-cycles>
    <meta:document-statistic meta:table-count="0" meta:image-count="0" meta:object-count="0" meta:page-count="2" meta:paragraph-count="30" meta:word-count="203" meta:character-count="1735" meta:non-whitespace-character-count="1529"/>
    <meta:generator>LibreOffice/5.1.2.2$MacOSX_X86_64 LibreOffice_project/d3bf12ecb743fc0d20e0be0c58ca359301eb705f</meta:generator>
  </office:meta>
</office:document-meta>
</file>